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cf8" officeooo:paragraph-rsid="0001fcf8"/>
    </style:style>
    <style:style style:name="P2" style:family="paragraph" style:parent-style-name="Standard">
      <style:paragraph-properties fo:text-align="center" style:justify-single-word="false"/>
      <style:text-properties officeooo:rsid="0001fcf8" officeooo:paragraph-rsid="0001fcf8"/>
    </style:style>
    <style:style style:name="T1" style:family="text">
      <style:text-properties officeooo:rsid="00024b9f"/>
    </style:style>
    <style:style style:name="T2" style:family="text">
      <style:text-properties officeooo:rsid="000269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ffed</text:p>
      <text:p text:style-name="P2"/>
      <text:p text:style-name="P2">by Kyle Eggleston</text:p>
      <text:p text:style-name="P1"/>
      <text:p text:style-name="P1">Susan struggled with the handcuffs around her wrists. She was not having a good time. Her attempt to distract the bodyguard didn't quite work the way <text:span text:style-name="T2">she</text:span> had planned.</text:p>
      <text:p text:style-name="P1"/>
      <text:p text:style-name="P1">Oh well, she thought, there's got to be another way out of this <text:span text:style-name="T1">awful</text:span> situation.</text:p>
      <text:p text:style-name="P1"/>
      <text:p text:style-name="P1">Susan ran through the inventory of weapons she still had on her the guards hadn't found yet. Her hair clip came to mind. A quick and efficient death blow for sure. Susan looked up at the guard and smiled. Now all she had to do was find a way to get her hands above her h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6T21:24:21.457000000</meta:creation-date>
    <dc:date>2014-04-26T21:37:29.881000000</dc:date>
    <meta:editing-duration>P0D</meta:editing-duration>
    <meta:editing-cycles>3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5" meta:word-count="104" meta:character-count="543" meta:non-whitespace-character-count="444"/>
  </office:meta>
</office:document-meta>
</file>